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style:diagonal-bl-tr="none" style:diagonal-tl-br="none" fo:border-left="0.74pt solid #c0c0c0" fo:padding="0.71mm" fo:border-right="none" style:rotation-align="none" fo:border-top="0.74pt solid #c0c0c0"/>
    </style:style>
    <style:style style:name="ce3" style:family="table-cell" style:parent-style-name="Default">
      <style:table-cell-properties fo:border-bottom="none" style:diagonal-bl-tr="none" style:diagonal-tl-br="none" fo:border-left="0.74pt solid #c0c0c0" fo:padding="0.71mm" fo:border-right="none" style:rotation-align="none" fo:border-top="none"/>
    </style:style>
    <style:style style:name="ce4" style:family="table-cell" style:parent-style-name="Default">
      <style:table-cell-properties fo:background-color="#66ff66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 style:data-style-name="N0">
      <style:table-cell-properties fo:border-bottom="none" style:diagonal-bl-tr="none" style:diagonal-tl-br="none" fo:border-left="0.74pt solid #c0c0c0" fo:padding="0.71mm" fo:border-right="0.74pt solid #c0c0c0" style:rotation-align="none" fo:border-top="0.74pt solid #c0c0c0"/>
    </style:style>
    <style:style style:name="ce9" style:family="table-cell" style:parent-style-name="Default" style:data-style-name="N0">
      <style:table-cell-properties fo:border-bottom="none" style:diagonal-bl-tr="none" style:diagonal-tl-br="none" fo:border-left="0.74pt solid #c0c0c0" fo:padding="0.71mm" fo:border-right="0.74pt solid #c0c0c0" style:rotation-align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9"/>
        <table:table-column table:style-name="co2" table:number-columns-repeated="6" table:default-cell-style-name="Default"/>
        <table:table-row table:style-name="ro1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1" office:value-type="string" calcext:value-type="string">
            <text:p>etwas, das man beim Lernen isst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Schokolade</text:p>
          </table:table-cell>
          <table:table-cell table:style-name="ce8" office:value-type="float" office:value="65" calcext:value-type="float">
            <text:p>65</text:p>
          </table:table-cell>
          <table:table-cell table:formula="of:=ROUND([.B6]/[.$B$13]*100)" office:value-type="float" office:value="53" calcext:value-type="float">
            <text:p>5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bst</text:p>
          </table:table-cell>
          <table:table-cell office:value-type="float" office:value="22" calcext:value-type="float">
            <text:p>22</text:p>
          </table:table-cell>
          <table:table-cell table:formula="of:=ROUND([.B7]/[.$B$13]*100)" office:value-type="float" office:value="18" calcext:value-type="float">
            <text:p>1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Kekse</text:p>
          </table:table-cell>
          <table:table-cell office:value-type="float" office:value="13" calcext:value-type="float">
            <text:p>13</text:p>
          </table:table-cell>
          <table:table-cell table:formula="of:=ROUND([.B8]/[.$B$13]*100)" office:value-type="float" office:value="11" calcext:value-type="float">
            <text:p>1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udentenfutter</text:p>
          </table:table-cell>
          <table:table-cell office:value-type="float" office:value="11" calcext:value-type="float">
            <text:p>11</text:p>
          </table:table-cell>
          <table:table-cell table:formula="of:=ROUND([.B9]/[.$B$13]*100)"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izza</text:p>
          </table:table-cell>
          <table:table-cell office:value-type="float" office:value="6" calcext:value-type="float">
            <text:p>6</text:p>
          </table:table-cell>
          <table:table-cell table:formula="of:=ROUND([.B10]/[.$B$13]*100)"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ips</text:p>
          </table:table-cell>
          <table:table-cell office:value-type="float" office:value="5" calcext:value-type="float">
            <text:p>5</text:p>
          </table:table-cell>
          <table:table-cell table:formula="of:=ROUND([.B11]/[.$B$13]*100)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6:.B12])" office:value-type="float" office:value="122" calcext:value-type="float">
            <text:p>122</text:p>
          </table:table-cell>
          <table:table-cell table:formula="of:=SUM([.C6:.C12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Lieblingsessen in der Mensa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Gyros</text:p>
          </table:table-cell>
          <table:table-cell table:style-name="ce8" office:value-type="float" office:value="34" calcext:value-type="float">
            <text:p>34</text:p>
          </table:table-cell>
          <table:table-cell table:formula="of:=ROUND([.B18]/[.$B$25]*100)" office:value-type="float" office:value="44" calcext:value-type="float">
            <text:p>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ichts</text:p>
          </table:table-cell>
          <table:table-cell office:value-type="float" office:value="16" calcext:value-type="float">
            <text:p>16</text:p>
          </table:table-cell>
          <table:table-cell table:formula="of:=ROUND([.B19]/[.$B$25]*100)" office:value-type="float" office:value="21" calcext:value-type="float">
            <text:p>2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ensa Burger</text:p>
          </table:table-cell>
          <table:table-cell office:value-type="float" office:value="9" calcext:value-type="float">
            <text:p>9</text:p>
          </table:table-cell>
          <table:table-cell table:formula="of:=ROUND([.B20]/[.$B$25]*100)" office:value-type="float" office:value="12" calcext:value-type="float">
            <text:p>1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alat</text:p>
          </table:table-cell>
          <table:table-cell office:value-type="float" office:value="7" calcext:value-type="float">
            <text:p>7</text:p>
          </table:table-cell>
          <table:table-cell table:formula="of:=ROUND([.B21]/[.$B$25]*100)"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rap</text:p>
          </table:table-cell>
          <table:table-cell office:value-type="float" office:value="6" calcext:value-type="float">
            <text:p>6</text:p>
          </table:table-cell>
          <table:table-cell table:formula="of:=ROUND([.B22]/[.$B$25]*100)"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udeln</text:p>
          </table:table-cell>
          <table:table-cell office:value-type="float" office:value="6" calcext:value-type="float">
            <text:p>6</text:p>
          </table:table-cell>
          <table:table-cell table:formula="of:=ROUND([.B23]/[.$B$25]*100)"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18:.B24])" office:value-type="float" office:value="78" calcext:value-type="float">
            <text:p>78</text:p>
          </table:table-cell>
          <table:table-cell table:formula="of:=SUM([.C18:.C24])" office:value-type="float" office:value="102" calcext:value-type="float">
            <text:p>102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ein Buch</text:p>
          </table:table-cell>
          <table:table-cell table:style-name="Default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Harry Potter</text:p>
          </table:table-cell>
          <table:table-cell table:style-name="ce8" office:value-type="float" office:value="28" calcext:value-type="float">
            <text:p>28</text:p>
          </table:table-cell>
          <table:table-cell table:formula="of:=ROUND([.B31]/[.$B$38]*100)" office:value-type="float" office:value="33" calcext:value-type="float">
            <text:p>3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lting</text:p>
          </table:table-cell>
          <table:table-cell office:value-type="float" office:value="22" calcext:value-type="float">
            <text:p>22</text:p>
          </table:table-cell>
          <table:table-cell table:formula="of:=ROUND([.B32]/[.$B$38]*100)" office:value-type="float" office:value="26" calcext:value-type="float">
            <text:p>2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e Bibel</text:p>
          </table:table-cell>
          <table:table-cell office:value-type="float" office:value="18" calcext:value-type="float">
            <text:p>18</text:p>
          </table:table-cell>
          <table:table-cell table:formula="of:=ROUND([.B33]/[.$B$38]*100)" office:value-type="float" office:value="21" calcext:value-type="float">
            <text:p>2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r Herr der Ringe</text:p>
          </table:table-cell>
          <table:table-cell office:value-type="float" office:value="8" calcext:value-type="float">
            <text:p>8</text:p>
          </table:table-cell>
          <table:table-cell table:formula="of:=ROUND([.B34]/[.$B$38]*100)"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mtröder</text:p>
          </table:table-cell>
          <table:table-cell office:value-type="float" office:value="5" calcext:value-type="float">
            <text:p>5</text:p>
          </table:table-cell>
          <table:table-cell table:formula="of:=ROUND([.B35]/[.$B$38]*100)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er Anhalter durch die Galaxis</text:p>
          </table:table-cell>
          <table:table-cell office:value-type="float" office:value="5" calcext:value-type="float">
            <text:p>5</text:p>
          </table:table-cell>
          <table:table-cell table:formula="of:=ROUND([.B36]/[.$B$38]*100)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31:.B37])" office:value-type="float" office:value="86" calcext:value-type="float">
            <text:p>86</text:p>
          </table:table-cell>
          <table:table-cell table:formula="of:=SUM([.C31:.C37])" office:value-type="float" office:value="101" calcext:value-type="float">
            <text:p>101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5" office:value-type="string" calcext:value-type="string">
            <text:p>Einen Physiker</text:p>
          </table:table-cell>
          <table:table-cell table:style-name="Default"/>
          <table:table-cell/>
          <table:table-cell office:value-type="string" calcext:value-type="string">
            <text:p>BEISPIEL</text:p>
          </table:table-cell>
          <table:table-cell table:number-columns-repeated="4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Einstein</text:p>
          </table:table-cell>
          <table:table-cell table:style-name="ce8" office:value-type="float" office:value="48" calcext:value-type="float">
            <text:p>48</text:p>
          </table:table-cell>
          <table:table-cell table:formula="of:=ROUND([.B43]/[.$B$50]*100)" office:value-type="float" office:value="47" calcext:value-type="float">
            <text:p>4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wton</text:p>
          </table:table-cell>
          <table:table-cell office:value-type="float" office:value="21" calcext:value-type="float">
            <text:p>21</text:p>
          </table:table-cell>
          <table:table-cell table:formula="of:=ROUND([.B44]/[.$B$50]*100)" office:value-type="float" office:value="21" calcext:value-type="float">
            <text:p>2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eynman</text:p>
          </table:table-cell>
          <table:table-cell office:value-type="float" office:value="11" calcext:value-type="float">
            <text:p>11</text:p>
          </table:table-cell>
          <table:table-cell table:formula="of:=ROUND([.B45]/[.$B$50]*100)" office:value-type="float" office:value="11" calcext:value-type="float">
            <text:p>1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ephen Hawking</text:p>
          </table:table-cell>
          <table:table-cell office:value-type="float" office:value="8" calcext:value-type="float">
            <text:p>8</text:p>
          </table:table-cell>
          <table:table-cell table:formula="of:=ROUND([.B46]/[.$B$50]*100)"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lanck</text:p>
          </table:table-cell>
          <table:table-cell office:value-type="float" office:value="7" calcext:value-type="float">
            <text:p>7</text:p>
          </table:table-cell>
          <table:table-cell table:formula="of:=ROUND([.B47]/[.$B$50]*100)"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eisenberg</text:p>
          </table:table-cell>
          <table:table-cell office:value-type="float" office:value="7" calcext:value-type="float">
            <text:p>7</text:p>
          </table:table-cell>
          <table:table-cell table:formula="of:=ROUND([.B48]/[.$B$50]*100)"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43:.B49])" office:value-type="float" office:value="102" calcext:value-type="float">
            <text:p>102</text:p>
          </table:table-cell>
          <table:table-cell table:formula="of:=SUM([.C43:.C49])" office:value-type="float" office:value="101" calcext:value-type="float">
            <text:p>101</text:p>
          </table:table-cell>
          <table:table-cell table:number-columns-repeated="5"/>
        </table:table-row>
        <table:table-row table:style-name="ro3">
          <table:table-cell table:style-name="ce6" office:value-type="string" calcext:value-type="string">
            <text:p>eine Konstante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kB</text:p>
          </table:table-cell>
          <table:table-cell table:style-name="ce8" office:value-type="float" office:value="37" calcext:value-type="float">
            <text:p>37</text:p>
          </table:table-cell>
          <table:table-cell table:formula="of:=ROUND([.B53]/[.$B$60]*100)" office:value-type="float" office:value="28" calcext:value-type="float">
            <text:p>2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lanck'sches Wirkungsquantum</text:p>
          </table:table-cell>
          <table:table-cell office:value-type="float" office:value="32" calcext:value-type="float">
            <text:p>32</text:p>
          </table:table-cell>
          <table:table-cell table:formula="of:=ROUND([.B54]/[.$B$60]*100)" office:value-type="float" office:value="24" calcext:value-type="float">
            <text:p>2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formula="of:=ROUND([.B55]/[.$B$60]*100)" office:value-type="float" office:value="23" calcext:value-type="float">
            <text:p>2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i</text:p>
          </table:table-cell>
          <table:table-cell office:value-type="float" office:value="14" calcext:value-type="float">
            <text:p>14</text:p>
          </table:table-cell>
          <table:table-cell table:formula="of:=ROUND([.B56]/[.$B$60]*100)" office:value-type="float" office:value="11" calcext:value-type="float">
            <text:p>1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table:formula="of:=ROUND([.B57]/[.$B$60]*100)"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table:formula="of:=ROUND([.B58]/[.$B$60]*100)"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53:.B59])" office:value-type="float" office:value="133" calcext:value-type="float">
            <text:p>133</text:p>
          </table:table-cell>
          <table:table-cell table:formula="of:=SUM([.C53:.C59])" office:value-type="float" office:value="101" calcext:value-type="float">
            <text:p>10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adjektiv TP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theoretisch</text:p>
          </table:table-cell>
          <table:table-cell table:style-name="ce8" office:value-type="float" office:value="50" calcext:value-type="float">
            <text:p>50</text:p>
          </table:table-cell>
          <table:table-cell table:formula="of:=ROUND([.B63]/[.$B$70]*100)" office:value-type="float" office:value="57" calcext:value-type="float">
            <text:p>5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ngweilig</text:p>
          </table:table-cell>
          <table:table-cell office:value-type="float" office:value="13" calcext:value-type="float">
            <text:p>13</text:p>
          </table:table-cell>
          <table:table-cell table:formula="of:=ROUND([.B64]/[.$B$70]*100)"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nteressant</text:p>
          </table:table-cell>
          <table:table-cell office:value-type="float" office:value="7" calcext:value-type="float">
            <text:p>7</text:p>
          </table:table-cell>
          <table:table-cell table:formula="of:=ROUND([.B65]/[.$B$70]*100)"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athematisch</text:p>
          </table:table-cell>
          <table:table-cell office:value-type="float" office:value="7" calcext:value-type="float">
            <text:p>7</text:p>
          </table:table-cell>
          <table:table-cell table:formula="of:=ROUND([.B66]/[.$B$70]*100)"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kompliziert</text:p>
          </table:table-cell>
          <table:table-cell office:value-type="float" office:value="6" calcext:value-type="float">
            <text:p>6</text:p>
          </table:table-cell>
          <table:table-cell table:formula="of:=ROUND([.B67]/[.$B$70]*100)"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rocken</text:p>
          </table:table-cell>
          <table:table-cell office:value-type="float" office:value="5" calcext:value-type="float">
            <text:p>5</text:p>
          </table:table-cell>
          <table:table-cell table:formula="of:=ROUND([.B68]/[.$B$70]*100)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63:.B69])" office:value-type="float" office:value="88" calcext:value-type="float">
            <text:p>88</text:p>
          </table:table-cell>
          <table:table-cell table:formula="of:=SUM([.C63:.C69])" office:value-type="float" office:value="101" calcext:value-type="float">
            <text:p>101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adjektiv ExP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experimentell</text:p>
          </table:table-cell>
          <table:table-cell table:style-name="ce8" office:value-type="float" office:value="26" calcext:value-type="float">
            <text:p>26</text:p>
          </table:table-cell>
          <table:table-cell table:formula="of:=ROUND([.B75]/[.$B$82]*100)" office:value-type="float" office:value="37" calcext:value-type="float">
            <text:p>3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aktisch</text:p>
          </table:table-cell>
          <table:table-cell office:value-type="float" office:value="13" calcext:value-type="float">
            <text:p>13</text:p>
          </table:table-cell>
          <table:table-cell table:formula="of:=ROUND([.B76]/[.$B$82]*100)" office:value-type="float" office:value="19" calcext:value-type="float">
            <text:p>1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pannend</text:p>
          </table:table-cell>
          <table:table-cell office:value-type="float" office:value="12" calcext:value-type="float">
            <text:p>12</text:p>
          </table:table-cell>
          <table:table-cell table:formula="of:=ROUND([.B77]/[.$B$82]*100)" office:value-type="float" office:value="17" calcext:value-type="float">
            <text:p>1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angweilig</text:p>
          </table:table-cell>
          <table:table-cell office:value-type="float" office:value="10" calcext:value-type="float">
            <text:p>10</text:p>
          </table:table-cell>
          <table:table-cell table:formula="of:=ROUND([.B78]/[.$B$82]*100)"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nteressant</text:p>
          </table:table-cell>
          <table:table-cell office:value-type="float" office:value="5" calcext:value-type="float">
            <text:p>5</text:p>
          </table:table-cell>
          <table:table-cell table:formula="of:=ROUND([.B79]/[.$B$82]*100)"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ngewandt</text:p>
          </table:table-cell>
          <table:table-cell office:value-type="float" office:value="4" calcext:value-type="float">
            <text:p>4</text:p>
          </table:table-cell>
          <table:table-cell table:formula="of:=ROUND([.B80]/[.$B$82]*100)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75:.B81])" office:value-type="float" office:value="70" calcext:value-type="float">
            <text:p>70</text:p>
          </table:table-cell>
          <table:table-cell table:formula="of:=SUM([.C75:.C81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eine Serie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Game of Thrones</text:p>
          </table:table-cell>
          <table:table-cell table:style-name="ce8" office:value-type="float" office:value="29" calcext:value-type="float">
            <text:p>29</text:p>
          </table:table-cell>
          <table:table-cell table:formula="of:=ROUND([.B86]/[.$B$93]*100)" office:value-type="float" office:value="38" calcext:value-type="float">
            <text:p>3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ig Bang Theory</text:p>
          </table:table-cell>
          <table:table-cell office:value-type="float" office:value="23" calcext:value-type="float">
            <text:p>23</text:p>
          </table:table-cell>
          <table:table-cell table:formula="of:=ROUND([.B87]/[.$B$93]*100)" office:value-type="float" office:value="30" calcext:value-type="float">
            <text:p>3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ow I met your Mother</text:p>
          </table:table-cell>
          <table:table-cell office:value-type="float" office:value="8" calcext:value-type="float">
            <text:p>8</text:p>
          </table:table-cell>
          <table:table-cell table:formula="of:=ROUND([.B88]/[.$B$93]*100)"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reaking Bad</text:p>
          </table:table-cell>
          <table:table-cell office:value-type="float" office:value="8" calcext:value-type="float">
            <text:p>8</text:p>
          </table:table-cell>
          <table:table-cell table:formula="of:=ROUND([.B89]/[.$B$93]*100)"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herlock</text:p>
          </table:table-cell>
          <table:table-cell office:value-type="float" office:value="5" calcext:value-type="float">
            <text:p>5</text:p>
          </table:table-cell>
          <table:table-cell table:formula="of:=ROUND([.B90]/[.$B$93]*100)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almer-Serie</text:p>
          </table:table-cell>
          <table:table-cell office:value-type="float" office:value="4" calcext:value-type="float">
            <text:p>4</text:p>
          </table:table-cell>
          <table:table-cell table:formula="of:=ROUND([.B91]/[.$B$93]*100)"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86:.B92])" office:value-type="float" office:value="77" calcext:value-type="float">
            <text:p>77</text:p>
          </table:table-cell>
          <table:table-cell table:formula="of:=SUM([.C86:.C92])" office:value-type="float" office:value="99" calcext:value-type="float">
            <text:p>99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>
            <text:p>etwas mit dem man kein Geld verdient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Ehrenamt</text:p>
          </table:table-cell>
          <table:table-cell table:style-name="ce8" office:value-type="float" office:value="20" calcext:value-type="float">
            <text:p>20</text:p>
          </table:table-cell>
          <table:table-cell table:formula="of:=ROUND([.B97]/[.$B$104]*100)" office:value-type="float" office:value="26" calcext:value-type="float">
            <text:p>2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udieren</text:p>
          </table:table-cell>
          <table:table-cell office:value-type="float" office:value="19" calcext:value-type="float">
            <text:p>19</text:p>
          </table:table-cell>
          <table:table-cell table:formula="of:=ROUND([.B98]/[.$B$104]*100)" office:value-type="float" office:value="24" calcext:value-type="float">
            <text:p>2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Kunst</text:p>
          </table:table-cell>
          <table:table-cell office:value-type="float" office:value="13" calcext:value-type="float">
            <text:p>13</text:p>
          </table:table-cell>
          <table:table-cell table:formula="of:=ROUND([.B99]/[.$B$104]*100)" office:value-type="float" office:value="17" calcext:value-type="float">
            <text:p>1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hilosophie</text:p>
          </table:table-cell>
          <table:table-cell office:value-type="float" office:value="12" calcext:value-type="float">
            <text:p>12</text:p>
          </table:table-cell>
          <table:table-cell table:formula="of:=ROUND([.B100]/[.$B$104]*100)"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hlafen</text:p>
          </table:table-cell>
          <table:table-cell office:value-type="float" office:value="8" calcext:value-type="float">
            <text:p>8</text:p>
          </table:table-cell>
          <table:table-cell table:formula="of:=ROUND([.B101]/[.$B$104]*100)"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oziale Arbeit</text:p>
          </table:table-cell>
          <table:table-cell office:value-type="float" office:value="6" calcext:value-type="float">
            <text:p>6</text:p>
          </table:table-cell>
          <table:table-cell table:formula="of:=ROUND([.B102]/[.$B$104]*100)"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97:.B103])" office:value-type="float" office:value="78" calcext:value-type="float">
            <text:p>78</text:p>
          </table:table-cell>
          <table:table-cell table:formula="of:=SUM([.C97:.C103])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table:style-name="ce6" office:value-type="string" calcext:value-type="string">
            <text:p>eine Anwendung von Computern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Videospiele</text:p>
          </table:table-cell>
          <table:table-cell table:style-name="ce8" office:value-type="float" office:value="38" calcext:value-type="float">
            <text:p>38</text:p>
          </table:table-cell>
          <table:table-cell table:formula="of:=ROUND([.B107]/[.$B$114]*100)" office:value-type="float" office:value="35" calcext:value-type="float">
            <text:p>3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chnen</text:p>
          </table:table-cell>
          <table:table-cell office:value-type="float" office:value="37" calcext:value-type="float">
            <text:p>37</text:p>
          </table:table-cell>
          <table:table-cell table:formula="of:=ROUND([.B108]/[.$B$114]*100)" office:value-type="float" office:value="34" calcext:value-type="float">
            <text:p>3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exte schreiben/Office</text:p>
          </table:table-cell>
          <table:table-cell office:value-type="float" office:value="11" calcext:value-type="float">
            <text:p>11</text:p>
          </table:table-cell>
          <table:table-cell table:formula="of:=ROUND([.B109]/[.$B$114]*100)"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xperimente/Simulation</text:p>
          </table:table-cell>
          <table:table-cell office:value-type="float" office:value="10" calcext:value-type="float">
            <text:p>10</text:p>
          </table:table-cell>
          <table:table-cell table:formula="of:=ROUND([.B110]/[.$B$114]*100)"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ogrammieren</text:p>
          </table:table-cell>
          <table:table-cell office:value-type="float" office:value="7" calcext:value-type="float">
            <text:p>7</text:p>
          </table:table-cell>
          <table:table-cell table:formula="of:=ROUND([.B111]/[.$B$114]*100)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nternet</text:p>
          </table:table-cell>
          <table:table-cell office:value-type="float" office:value="6" calcext:value-type="float">
            <text:p>6</text:p>
          </table:table-cell>
          <table:table-cell table:formula="of:=ROUND([.B112]/[.$B$114]*100)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107:.B113])" office:value-type="float" office:value="109" calcext:value-type="float">
            <text:p>109</text:p>
          </table:table-cell>
          <table:table-cell table:formula="of:=SUM([.C107:.C113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etwa, das man auswendig weiß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pq-Formel</text:p>
          </table:table-cell>
          <table:table-cell table:style-name="ce8" office:value-type="float" office:value="23" calcext:value-type="float">
            <text:p>23</text:p>
          </table:table-cell>
          <table:table-cell table:formula="of:=ROUND([.B118]/[.$B$125]*100)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 = mc^2</text:p>
          </table:table-cell>
          <table:table-cell office:value-type="float" office:value="12" calcext:value-type="float">
            <text:p>12</text:p>
          </table:table-cell>
          <table:table-cell table:formula="of:=ROUND([.B119]/[.$B$125]*100)" office:value-type="float" office:value="17" calcext:value-type="float">
            <text:p>1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=m*a</text:p>
          </table:table-cell>
          <table:table-cell office:value-type="float" office:value="11" calcext:value-type="float">
            <text:p>11</text:p>
          </table:table-cell>
          <table:table-cell table:formula="of:=ROUND([.B120]/[.$B$125]*100)"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i</text:p>
          </table:table-cell>
          <table:table-cell office:value-type="float" office:value="10" calcext:value-type="float">
            <text:p>10</text:p>
          </table:table-cell>
          <table:table-cell table:formula="of:=ROUND([.B121]/[.$B$125]*100)"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llgemeine ideale Gasgleichung</text:p>
          </table:table-cell>
          <table:table-cell office:value-type="float" office:value="9" calcext:value-type="float">
            <text:p>9</text:p>
          </table:table-cell>
          <table:table-cell table:formula="of:=ROUND([.B122]/[.$B$125]*100)" office:value-type="float" office:value="13" calcext:value-type="float">
            <text:p>1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as ABC</text:p>
          </table:table-cell>
          <table:table-cell office:value-type="float" office:value="7" calcext:value-type="float">
            <text:p>7</text:p>
          </table:table-cell>
          <table:table-cell table:formula="of:=ROUND([.B123]/[.$B$125]*100)"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118:.B124])" office:value-type="float" office:value="72" calcext:value-type="float">
            <text:p>72</text:p>
          </table:table-cell>
          <table:table-cell table:formula="of:=SUM([.C118:.C124])" office:value-type="float" office:value="101" calcext:value-type="float">
            <text:p>101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etwa, das man ständig vergisst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Formeln</text:p>
          </table:table-cell>
          <table:table-cell table:style-name="ce8" office:value-type="float" office:value="20" calcext:value-type="float">
            <text:p>20</text:p>
          </table:table-cell>
          <table:table-cell table:formula="of:=ROUND([.B128]/[.$B$135]*100)" office:value-type="float" office:value="37" calcext:value-type="float">
            <text:p>3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chlüssel</text:p>
          </table:table-cell>
          <table:table-cell office:value-type="float" office:value="13" calcext:value-type="float">
            <text:p>13</text:p>
          </table:table-cell>
          <table:table-cell table:formula="of:=ROUND([.B129]/[.$B$135]*100)" office:value-type="float" office:value="24" calcext:value-type="float">
            <text:p>2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Konstanten</text:p>
          </table:table-cell>
          <table:table-cell office:value-type="float" office:value="7" calcext:value-type="float">
            <text:p>7</text:p>
          </table:table-cell>
          <table:table-cell table:formula="of:=ROUND([.B130]/[.$B$135]*100)" office:value-type="float" office:value="13" calcext:value-type="float">
            <text:p>1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dditionstheoreme</text:p>
          </table:table-cell>
          <table:table-cell office:value-type="float" office:value="6" calcext:value-type="float">
            <text:p>6</text:p>
          </table:table-cell>
          <table:table-cell table:formula="of:=ROUND([.B131]/[.$B$135]*100)" office:value-type="float" office:value="11" calcext:value-type="float">
            <text:p>1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ufwachen</text:p>
          </table:table-cell>
          <table:table-cell office:value-type="float" office:value="4" calcext:value-type="float">
            <text:p>4</text:p>
          </table:table-cell>
          <table:table-cell table:formula="of:=ROUND([.B132]/[.$B$135]*100)"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QISPOS-Anmeldung</text:p>
          </table:table-cell>
          <table:table-cell office:value-type="float" office:value="4" calcext:value-type="float">
            <text:p>4</text:p>
          </table:table-cell>
          <table:table-cell table:formula="of:=ROUND([.B133]/[.$B$135]*100)"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128:.B134])" office:value-type="float" office:value="54" calcext:value-type="float">
            <text:p>54</text:p>
          </table:table-cell>
          <table:table-cell table:formula="of:=SUM([.C128:.C134])" office:value-type="float" office:value="99" calcext:value-type="float">
            <text:p>99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eine Besonderheit von Physikern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ntelligenz</text:p>
          </table:table-cell>
          <table:table-cell office:value-type="float" office:value="14" calcext:value-type="float">
            <text:p>14</text:p>
          </table:table-cell>
          <table:table-cell table:formula="of:=ROUND([.B139]/[.$B$146]*100)" office:value-type="float" office:value="26" calcext:value-type="float">
            <text:p>2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komischer Humor/Komisch</text:p>
          </table:table-cell>
          <table:table-cell office:value-type="float" office:value="13" calcext:value-type="float">
            <text:p>13</text:p>
          </table:table-cell>
          <table:table-cell table:formula="of:=ROUND([.B140]/[.$B$146]*100)" office:value-type="float" office:value="24" calcext:value-type="float">
            <text:p>2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e Frisuren/Aussehen/Kleidung</text:p>
          </table:table-cell>
          <table:table-cell office:value-type="float" office:value="10" calcext:value-type="float">
            <text:p>10</text:p>
          </table:table-cell>
          <table:table-cell table:formula="of:=ROUND([.B141]/[.$B$146]*100)" office:value-type="float" office:value="19" calcext:value-type="float">
            <text:p>1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errücktheit</text:p>
          </table:table-cell>
          <table:table-cell office:value-type="float" office:value="8" calcext:value-type="float">
            <text:p>8</text:p>
          </table:table-cell>
          <table:table-cell table:formula="of:=ROUND([.B142]/[.$B$146]*100)"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aben Physik studiert</text:p>
          </table:table-cell>
          <table:table-cell office:value-type="float" office:value="6" calcext:value-type="float">
            <text:p>6</text:p>
          </table:table-cell>
          <table:table-cell table:formula="of:=ROUND([.B143]/[.$B$146]*100)" office:value-type="float" office:value="11" calcext:value-type="float">
            <text:p>1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rustrationstoleranz</text:p>
          </table:table-cell>
          <table:table-cell office:value-type="float" office:value="3" calcext:value-type="float">
            <text:p>3</text:p>
          </table:table-cell>
          <table:table-cell table:formula="of:=ROUND([.B144]/[.$B$146]*100)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139:.B145])" office:value-type="float" office:value="54" calcext:value-type="float">
            <text:p>54</text:p>
          </table:table-cell>
          <table:table-cell table:formula="of:=SUM([.C139:.C145])" office:value-type="float" office:value="101" calcext:value-type="float">
            <text:p>101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>
            <text:p>einen Mythos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essie das Seeungeheuer</text:p>
          </table:table-cell>
          <table:table-cell office:value-type="float" office:value="10" calcext:value-type="float">
            <text:p>10</text:p>
          </table:table-cell>
          <table:table-cell table:formula="of:=ROUND([.B150]/[.$B$157]*100)" office:value-type="float" office:value="28" calcext:value-type="float">
            <text:p>2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erkules</text:p>
          </table:table-cell>
          <table:table-cell office:value-type="float" office:value="7" calcext:value-type="float">
            <text:p>7</text:p>
          </table:table-cell>
          <table:table-cell table:formula="of:=ROUND([.B151]/[.$B$157]*100)" office:value-type="float" office:value="19" calcext:value-type="float">
            <text:p>1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ielefeld</text:p>
          </table:table-cell>
          <table:table-cell office:value-type="float" office:value="6" calcext:value-type="float">
            <text:p>6</text:p>
          </table:table-cell>
          <table:table-cell table:formula="of:=ROUND([.B152]/[.$B$157]*100)" office:value-type="float" office:value="17" calcext:value-type="float">
            <text:p>1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ott/Götter</text:p>
          </table:table-cell>
          <table:table-cell office:value-type="float" office:value="5" calcext:value-type="float">
            <text:p>5</text:p>
          </table:table-cell>
          <table:table-cell table:formula="of:=ROUND([.B153]/[.$B$157]*100)"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e Erde ist eine Scheibe</text:p>
          </table:table-cell>
          <table:table-cell office:value-type="float" office:value="4" calcext:value-type="float">
            <text:p>4</text:p>
          </table:table-cell>
          <table:table-cell table:formula="of:=ROUND([.B154]/[.$B$157]*100)" office:value-type="float" office:value="11" calcext:value-type="float">
            <text:p>1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ig Foot</text:p>
          </table:table-cell>
          <table:table-cell office:value-type="float" office:value="4" calcext:value-type="float">
            <text:p>4</text:p>
          </table:table-cell>
          <table:table-cell table:formula="of:=ROUND([.B155]/[.$B$157]*100)" office:value-type="float" office:value="11" calcext:value-type="float">
            <text:p>11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150:.B156])" office:value-type="float" office:value="36" calcext:value-type="float">
            <text:p>36</text:p>
          </table:table-cell>
          <table:table-cell table:formula="of:=SUM([.C150:.C156])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etwa, das sie mit der Zahl 17 verbinden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Primzahl</text:p>
          </table:table-cell>
          <table:table-cell table:style-name="ce8" office:value-type="float" office:value="45" calcext:value-type="float">
            <text:p>45</text:p>
          </table:table-cell>
          <table:table-cell table:formula="of:=ROUND([.B160]/[.$B$167]*100)" office:value-type="float" office:value="51" calcext:value-type="float">
            <text:p>51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ROUND([.B161]/[.$B$167]*100)" office:value-type="float" office:value="17" calcext:value-type="float">
            <text:p>1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in Alter</text:p>
          </table:table-cell>
          <table:table-cell office:value-type="float" office:value="9" calcext:value-type="float">
            <text:p>9</text:p>
          </table:table-cell>
          <table:table-cell table:formula="of:=ROUND([.B162]/[.$B$167]*100)"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ollwertiger Zauberer</text:p>
          </table:table-cell>
          <table:table-cell office:value-type="float" office:value="8" calcext:value-type="float">
            <text:p>8</text:p>
          </table:table-cell>
          <table:table-cell table:formula="of:=ROUND([.B163]/[.$B$167]*100)"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eses Jahr (2017)</text:p>
          </table:table-cell>
          <table:table-cell office:value-type="float" office:value="7" calcext:value-type="float">
            <text:p>7</text:p>
          </table:table-cell>
          <table:table-cell table:formula="of:=ROUND([.B164]/[.$B$167]*100)"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rick 17</text:p>
          </table:table-cell>
          <table:table-cell office:value-type="float" office:value="4" calcext:value-type="float">
            <text:p>4</text:p>
          </table:table-cell>
          <table:table-cell table:formula="of:=ROUND([.B165]/[.$B$167]*100)"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160:.B166])" office:value-type="float" office:value="88" calcext:value-type="float">
            <text:p>88</text:p>
          </table:table-cell>
          <table:table-cell table:formula="of:=SUM([.C160:.C166])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table:style-name="ce6" office:value-type="string" calcext:value-type="string">
            <text:p>ihren Lieblingsprofessor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Werner</text:p>
          </table:table-cell>
          <table:table-cell table:style-name="ce8" office:value-type="float" office:value="27" calcext:value-type="float">
            <text:p>27</text:p>
          </table:table-cell>
          <table:table-cell table:formula="of:=ROUND([.B170]/[.$B$177]*100)" office:value-type="float" office:value="27" calcext:value-type="float">
            <text:p>2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Kappes</text:p>
          </table:table-cell>
          <table:table-cell office:value-type="float" office:value="25" calcext:value-type="float">
            <text:p>25</text:p>
          </table:table-cell>
          <table:table-cell table:formula="of:=ROUND([.B171]/[.$B$177]*100)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Kovarik</text:p>
          </table:table-cell>
          <table:table-cell office:value-type="float" office:value="14" calcext:value-type="float">
            <text:p>14</text:p>
          </table:table-cell>
          <table:table-cell table:formula="of:=ROUND([.B172]/[.$B$177]*100)"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ohlfing</text:p>
          </table:table-cell>
          <table:table-cell office:value-type="float" office:value="13" calcext:value-type="float">
            <text:p>13</text:p>
          </table:table-cell>
          <table:table-cell table:formula="of:=ROUND([.B173]/[.$B$177]*100)" office:value-type="float" office:value="13" calcext:value-type="float">
            <text:p>1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Krüger</text:p>
          </table:table-cell>
          <table:table-cell office:value-type="float" office:value="11" calcext:value-type="float">
            <text:p>11</text:p>
          </table:table-cell>
          <table:table-cell table:formula="of:=ROUND([.B174]/[.$B$177]*100)" office:value-type="float" office:value="11" calcext:value-type="float">
            <text:p>1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ninger</text:p>
          </table:table-cell>
          <table:table-cell office:value-type="float" office:value="10" calcext:value-type="float">
            <text:p>10</text:p>
          </table:table-cell>
          <table:table-cell table:formula="of:=ROUND([.B175]/[.$B$177]*100)"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170:.B176])" office:value-type="float" office:value="100" calcext:value-type="float">
            <text:p>100</text:p>
          </table:table-cell>
          <table:table-cell table:formula="of:=SUM([.C170:.C176])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table:style-name="ce6" office:value-type="string" calcext:value-type="string">
            <text:p>etwas das Sie mit Münster verbinden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Fahrräder/Leezen</text:p>
          </table:table-cell>
          <table:table-cell table:style-name="ce8" office:value-type="float" office:value="78" calcext:value-type="float">
            <text:p>78</text:p>
          </table:table-cell>
          <table:table-cell table:formula="of:=ROUND([.B180]/[.$B$187]*100)" office:value-type="float" office:value="63" calcext:value-type="float">
            <text:p>63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udieren/Studium/Studenten</text:p>
          </table:table-cell>
          <table:table-cell office:value-type="float" office:value="17" calcext:value-type="float">
            <text:p>17</text:p>
          </table:table-cell>
          <table:table-cell table:formula="of:=ROUND([.B181]/[.$B$187]*100)" office:value-type="float" office:value="14" calcext:value-type="float">
            <text:p>1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Kneipen</text:p>
          </table:table-cell>
          <table:table-cell office:value-type="float" office:value="10" calcext:value-type="float">
            <text:p>10</text:p>
          </table:table-cell>
          <table:table-cell table:formula="of:=ROUND([.B182]/[.$B$187]*100)"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gen</text:p>
          </table:table-cell>
          <table:table-cell office:value-type="float" office:value="8" calcext:value-type="float">
            <text:p>8</text:p>
          </table:table-cell>
          <table:table-cell table:formula="of:=ROUND([.B183]/[.$B$187]*100)"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asee</text:p>
          </table:table-cell>
          <table:table-cell office:value-type="float" office:value="6" calcext:value-type="float">
            <text:p>6</text:p>
          </table:table-cell>
          <table:table-cell table:formula="of:=ROUND([.B184]/[.$B$187]*100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3 32 20</text:p>
          </table:table-cell>
        </table:table-row>
        <table:table-row table:style-name="ro3">
          <table:table-cell office:value-type="string" calcext:value-type="string">
            <text:p>Prof. Münster</text:p>
          </table:table-cell>
          <table:table-cell office:value-type="float" office:value="4" calcext:value-type="float">
            <text:p>4</text:p>
          </table:table-cell>
          <table:table-cell table:formula="of:=ROUND([.B185]/[.$B$187]*100)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180:.B186])" office:value-type="float" office:value="123" calcext:value-type="float">
            <text:p>123</text:p>
          </table:table-cell>
          <table:table-cell table:formula="of:=SUM([.C180:.C186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1" office:value-type="string" calcext:value-type="string">
            <text:p>einen Tanz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2"/>
          <table:table-cell office:value-type="string" calcext:value-type="string">
            <text:p>Norm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Walzer</text:p>
          </table:table-cell>
          <table:table-cell table:style-name="ce8" office:value-type="float" office:value="42" calcext:value-type="float">
            <text:p>42</text:p>
          </table:table-cell>
          <table:table-cell table:formula="of:=ROUND([.B191]/[.$B$198]*100)" office:value-type="float" office:value="44" calcext:value-type="float">
            <text:p>4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scofox</text:p>
          </table:table-cell>
          <table:table-cell office:value-type="float" office:value="16" calcext:value-type="float">
            <text:p>16</text:p>
          </table:table-cell>
          <table:table-cell table:formula="of:=ROUND([.B192]/[.$B$198]*100)" office:value-type="float" office:value="17" calcext:value-type="float">
            <text:p>1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ango</text:p>
          </table:table-cell>
          <table:table-cell office:value-type="float" office:value="14" calcext:value-type="float">
            <text:p>14</text:p>
          </table:table-cell>
          <table:table-cell table:formula="of:=ROUND([.B193]/[.$B$198]*100)"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amba</text:p>
          </table:table-cell>
          <table:table-cell office:value-type="float" office:value="10" calcext:value-type="float">
            <text:p>10</text:p>
          </table:table-cell>
          <table:table-cell table:formula="of:=ROUND([.B194]/[.$B$198]*100)" office:value-type="float" office:value="11" calcext:value-type="float">
            <text:p>1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alsa</text:p>
          </table:table-cell>
          <table:table-cell office:value-type="float" office:value="7" calcext:value-type="float">
            <text:p>7</text:p>
          </table:table-cell>
          <table:table-cell table:formula="of:=ROUND([.B195]/[.$B$198]*100)" office:value-type="float" office:value="7" calcext:value-type="float">
            <text:p>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a Cha Cha</text:p>
          </table:table-cell>
          <table:table-cell office:value-type="float" office:value="6" calcext:value-type="float">
            <text:p>6</text:p>
          </table:table-cell>
          <table:table-cell table:formula="of:=ROUND([.B196]/[.$B$198]*100)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/>
          <table:table-cell table:style-name="Default" table:formula="of:=SUM([.B191:.B197])" office:value-type="float" office:value="95" calcext:value-type="float">
            <text:p>95</text:p>
          </table:table-cell>
          <table:table-cell table:formula="of:=SUM([.C191:.C197])" office:value-type="float" office:value="100" calcext:value-type="float">
            <text:p>10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 style:data-style-name="N0">
      <style:table-cell-properties style:glyph-orientation-vertical="0" fo:background-color="#3333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glyph-orientation-vertical="0" fo:border-bottom="1.76pt solid #33cc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glyph-orientation-vertical="0" fo:border-bottom="1.76pt solid #99ccff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0.74pt solid #99ccff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 style:data-style-name="N0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 style:data-style-name="N0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3ccc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.00.0000</text:date>, <text:time style:data-style-name="N2" text:time-value="18:12:10.2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9" style:display-name="PageStyle_Tabelle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0" style:display-name="PageStyle_Tabelle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1" style:display-name="PageStyle_Tabelle1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2" style:display-name="PageStyle_Tabelle1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3" style:display-name="PageStyle_Tabelle1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4" style:display-name="PageStyle_Tabelle1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5" style:display-name="PageStyle_Tabelle1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6" style:display-name="PageStyle_Tabelle1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7" style:display-name="PageStyle_Tabelle1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8" style:display-name="PageStyle_Tabelle1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9" style:display-name="PageStyle_Tabelle1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0" style:display-name="PageStyle_Tabelle1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1" style:display-name="PageStyle_Tabelle1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2" style:display-name="PageStyle_Tabelle1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3" style:display-name="PageStyle_Tabelle1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4" style:display-name="PageStyle_Tabelle1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5" style:display-name="PageStyle_Tabelle1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6" style:display-name="PageStyle_Tabelle1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7" style:display-name="PageStyle_Tabelle1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8" style:display-name="PageStyle_Tabelle1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29" style:display-name="PageStyle_Tabelle1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0" style:display-name="PageStyle_Tabelle1 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1" style:display-name="PageStyle_Tabelle1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2" style:display-name="PageStyle_Tabelle1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3" style:display-name="PageStyle_Tabelle1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4" style:display-name="PageStyle_Tabelle1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5" style:display-name="PageStyle_Tabelle1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6" style:display-name="PageStyle_Tabelle1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7" style:display-name="PageStyle_Tabelle1 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8" style:display-name="PageStyle_Tabelle1 3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39" style:display-name="PageStyle_Tabelle1 3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0" style:display-name="PageStyle_Tabelle1 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1" style:display-name="PageStyle_Tabelle1 4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2" style:display-name="PageStyle_Tabelle1 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3" style:display-name="PageStyle_Tabelle1 4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4" style:display-name="PageStyle_Tabelle1 4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5" style:display-name="PageStyle_Tabelle1 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6" style:display-name="PageStyle_Tabelle1 4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47" style:display-name="PageStyle_Tabelle1 4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39S</meta:editing-duration>
    <meta:editing-cycles>17</meta:editing-cycles>
    <meta:generator>LibreOffice/5.2.5.1$Windows_x86 LibreOffice_project/0312e1a284a7d50ca85a365c316c7abbf20a4d22</meta:generator>
    <dc:date>2017-06-19T21:42:25.349000000</dc:date>
    <meta:document-statistic meta:table-count="3" meta:cell-count="398" meta:object-count="0"/>
    <meta:user-defined meta:name="Info 1"/>
    <meta:user-defined meta:name="Info 2"/>
    <meta:user-defined meta:name="Info 3"/>
    <meta:user-defined meta:name="Info 4"/>
  </office:meta>
</office:document-meta>
</file>